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F2000000C77D934214BFF5B4D7.png" manifest:media-type="image/png"/>
  <manifest:file-entry manifest:full-path="Pictures/1000020100000274000000C82D44C1CE59497AF7.png" manifest:media-type="image/png"/>
  <manifest:file-entry manifest:full-path="Pictures/10000201000002DF000002659C4180BB4B3E291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051d8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tge1" text:anchor-type="char" svg:width="16.626cm" svg:height="5.295cm" draw:z-index="1"><draw:image xlink:href="Pictures/1000020100000274000000C82D44C1CE59497AF7.png" xlink:type="simple" xlink:show="embed" xlink:actuate="onLoad" draw:mime-type="image/png"/></draw:frame></text:p>
      <text:p text:style-name="Standard"><draw:frame draw:style-name="fr1" draw:name="Imatge3" text:anchor-type="char" svg:width="17cm" svg:height="4.486cm" draw:z-index="2"><draw:image xlink:href="Pictures/10000201000002F2000000C77D934214BFF5B4D7.png" xlink:type="simple" xlink:show="embed" xlink:actuate="onLoad" draw:mime-type="image/png"/></draw:frame></text:p>
      <text:p text:style-name="Standard"><draw:frame draw:style-name="fr3" draw:name="Imatge2" text:anchor-type="char" svg:width="17cm" svg:height="14.178cm" draw:z-index="0"><draw:image xlink:href="Pictures/10000201000002DF000002659C4180BB4B3E2911.png" xlink:type="simple" xlink:show="embed" xlink:actuate="onLoad" draw:mime-type="image/png"/></draw:frame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7T08:57:19.181000000</meta:creation-date>
    <dc:date>2022-03-07T09:20:48.667000000</dc:date>
    <meta:editing-duration>PT3M8S</meta:editing-duration>
    <meta:editing-cycles>1</meta:editing-cycles>
    <meta:document-statistic meta:table-count="0" meta:image-count="3" meta:object-count="0" meta:page-count="2" meta:paragraph-count="0" meta:word-count="0" meta:character-count="0" meta:non-whitespace-character-count="0"/>
    <meta:generator>LibreOffice/7.0.6.2$Windows_X86_64 LibreOffice_project/144abb84a525d8e30c9dbbefa69cbbf2d8d4ae3b</meta:generator>
  </office:meta>
</office:document-meta>
</file>